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4.482cm"/>
    </style:style>
    <style:style style:name="co6" style:family="table-column">
      <style:table-column-properties fo:break-before="auto" style:column-width="4.3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Upper East Sid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l Roker </text:p>
          </table:table-cell>
          <table:table-cell office:value-type="string" calcext:value-type="string">
            <text:p>AlRoker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Art Garfunkel </text:p>
          </table:table-cell>
          <table:table-cell office:value-type="string" calcext:value-type="string">
            <text:p>ArtGarfunkel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Barbara Walters </text:p>
          </table:table-cell>
          <table:table-cell office:value-type="string" calcext:value-type="string">
            <text:p>BarbaraWalters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Bette Midler </text:p>
          </table:table-cell>
          <table:table-cell office:value-type="string" calcext:value-type="string">
            <text:p>BetteMidler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Caroline Kennedy Schlossberger </text:p>
          </table:table-cell>
          <table:table-cell office:value-type="string" calcext:value-type="string">
            <text:p>CarolineKennedySchlossberg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Dan Aykroyd </text:p>
          </table:table-cell>
          <table:table-cell office:value-type="string" calcext:value-type="string">
            <text:p>DanAykroyd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Daniel Boulard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David Brenner </text:p>
          </table:table-cell>
          <table:table-cell office:value-type="string" calcext:value-type="string">
            <text:p>DavidBrenner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David Geffen </text:p>
          </table:table-cell>
          <table:table-cell office:value-type="string" calcext:value-type="string">
            <text:p>DavidGeffen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Deborah Norville </text:p>
          </table:table-cell>
          <table:table-cell office:value-type="string" calcext:value-type="string">
            <text:p>DeborahNorville.jpe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Derek Jetter </text:p>
          </table:table-cell>
          <table:table-cell office:value-type="string" calcext:value-type="string">
            <text:p>DerekJetter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dgar Bronfman, Jr.</text:p>
          </table:table-cell>
          <table:table-cell office:value-type="string" calcext:value-type="string">
            <text:p>EdgarBronfmanJr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Elaine Stritch </text:p>
          </table:table-cell>
          <table:table-cell office:value-type="string" calcext:value-type="string">
            <text:p>ElaineStritch.jpe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Erica Jong </text:p>
          </table:table-cell>
          <table:table-cell office:value-type="string" calcext:value-type="string">
            <text:p>EricaJong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Frederic  Fakkai </text:p>
          </table:table-cell>
          <table:table-cell office:value-type="string" calcext:value-type="string">
            <text:p>FredericFekkai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Gloria Vanderbilt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Holly Hunt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essica Lange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oan Didio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oan Rivers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oanne Woodward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Liza Minelli </text:p>
          </table:table-cell>
          <table:table-cell office:value-type="string" calcext:value-type="string">
            <text:p>LizaMinelli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Madonna </text:p>
          </table:table-cell>
          <table:table-cell office:value-type="string" calcext:value-type="string">
            <text:p>Madonna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Martin Scorsese </text:p>
          </table:table-cell>
          <table:table-cell office:value-type="string" calcext:value-type="string">
            <text:p>MartinScorsese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Matt Lau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Oscar de la Renta </text:p>
          </table:table-cell>
          <table:table-cell office:value-type="string" calcext:value-type="string">
            <text:p>OscardelaRenta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Paula Zah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Ralph Lauren </text:p>
          </table:table-cell>
          <table:table-cell office:value-type="string" calcext:value-type="string">
            <text:p>RalphLauren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arah Jesse Raphael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idney Poiti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pike Lee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tar Jones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Tom Brokaw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Tom Hanks </text:p>
          </table:table-cell>
          <table:table-cell office:value-type="string" calcext:value-type="string">
            <text:p>TomHanks.jpe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Vera Wang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Woody Allen</text:p>
          </table:table-cell>
          <table:table-cell office:value-type="string" calcext:value-type="string">
            <text:p>WoodyAllen.jpeg</text:p>
          </table:table-cell>
        </table:table-row>
      </table:table>
      <table:table table:name="Upper West Side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-rod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Alec Baldwin </text:p>
          </table:table-cell>
          <table:table-cell office:value-type="string" calcext:value-type="string">
            <text:p>AlecBaldwin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Ann Curry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Anne Meara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Antonio Banderas </text:p>
          </table:table-cell>
          <table:table-cell office:value-type="string" calcext:value-type="string">
            <text:p>AntonioBanderas.jpe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Bernadette Peters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Betty Bacall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Bob Costas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Bono </text:p>
          </table:table-cell>
          <table:table-cell office:value-type="string" calcext:value-type="string">
            <text:p>Bono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Cyndi Laup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Denzel Washington </text:p>
          </table:table-cell>
          <table:table-cell office:value-type="string" calcext:value-type="string">
            <text:p>DenzelWashington.jpe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Diane Wiest </text:p>
          </table:table-cell>
          <table:table-cell office:value-type="string" calcext:value-type="string">
            <text:p>DianeWiest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Ed Bradley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Faye Dunaway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Frances Mcdormand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Garson Keillo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Glen Close </text:p>
          </table:table-cell>
          <table:table-cell office:value-type="string" calcext:value-type="string">
            <text:p>GlenClose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Harvey Fierstei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Helen Gurley Brow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Howard Ster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Isabella Rossellini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Izhak Perlma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ann Wenn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erry Still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erry Seinfeld </text:p>
          </table:table-cell>
          <table:table-cell office:value-type="string" calcext:value-type="string">
            <text:p>JerrySeinfeld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oan Alle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oe Namath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oel Coe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ohn Lithgow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ohn McEnroe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Kristin Chenoweth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Liam Neeson  </text:p>
          </table:table-cell>
          <table:table-cell office:value-type="string" calcext:value-type="string">
            <text:p>LiamNeeson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Matt Dillo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Melaine Griffith </text:p>
          </table:table-cell>
          <table:table-cell office:value-type="string" calcext:value-type="string">
            <text:p>MelaineGriffith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Mia Farrow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Michael Moore </text:p>
          </table:table-cell>
          <table:table-cell office:value-type="string" calcext:value-type="string">
            <text:p>MichaelMoore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Moby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Patti Smith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Penny Marshal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Regis Philbi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Roberta Flack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Ron Howard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teve Marti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teven Spielberg </text:p>
          </table:table-cell>
          <table:table-cell office:value-type="string" calcext:value-type="string">
            <text:p>StevenSpielberg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Tina Fay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Yoko Ono</text:p>
          </table:table-cell>
          <table:table-cell office:value-type="string" calcext:value-type="string">
            <text:p>YokoOno.jpg</text:p>
          </table:table-cell>
        </table:table-row>
      </table:table>
      <table:table table:name="Lower Manhattan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drien Grenier </text:p>
          </table:table-cell>
          <table:table-cell office:value-type="string" calcext:value-type="string">
            <text:p>AdrienGrenier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Billy Crystal </text:p>
          </table:table-cell>
          <table:table-cell office:value-type="string" calcext:value-type="string">
            <text:p>BillyCrystal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 Brigitte Lacombe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 Bruce Web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 Daniel Craig </text:p>
          </table:table-cell>
          <table:table-cell office:value-type="string" calcext:value-type="string">
            <text:p>DanielCraig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 Eric Bogosian </text:p>
          </table:table-cell>
          <table:table-cell office:value-type="string" calcext:value-type="string">
            <text:p>EricBogosian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ames Gondolfini </text:p>
          </table:table-cell>
          <table:table-cell office:value-type="string" calcext:value-type="string">
            <text:p>JamesGondolfini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Harvey Keitel </text:p>
          </table:table-cell>
          <table:table-cell office:value-type="string" calcext:value-type="string">
            <text:p>HarveyKeitel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 Karolina Kurkova </text:p>
          </table:table-cell>
          <table:table-cell office:value-type="string" calcext:value-type="string">
            <text:p>KarolinaKurkova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 Nathan Lane </text:p>
          </table:table-cell>
          <table:table-cell office:value-type="string" calcext:value-type="string">
            <text:p>NathanLane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 Tatum O’Neal </text:p>
          </table:table-cell>
          <table:table-cell office:value-type="string" calcext:value-type="string">
            <text:p>TatumONeal.jpe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uchin Pak </text:p>
          </table:table-cell>
          <table:table-cell office:value-type="string" calcext:value-type="string">
            <text:p>SuchinPak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Duncan Sheik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 Kevin Spacey </text:p>
          </table:table-cell>
          <table:table-cell office:value-type="string" calcext:value-type="string">
            <text:p>KevinSpacey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on Steward </text:p>
          </table:table-cell>
          <table:table-cell office:value-type="string" calcext:value-type="string">
            <text:p>JonSteward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 Jamie-Lynn Sigl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 Bob Vita</text:p>
          </table:table-cell>
          <table:table-cell/>
        </table:table-row>
      </table:table>
      <table:table table:name="Downtown" table:style-name="ta1">
        <table:table-column table:style-name="co5" table:default-cell-style-name="Default"/>
        <table:table-column table:style-name="co2" table:default-cell-style-name="Default"/>
        <table:table-row table:style-name="ro2">
          <table:table-cell table:style-name="ce1" office:value-type="string" calcext:value-type="string">
            <text:p>Alan Cumming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Amy Poehl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Anderson Coop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Anthony LaPaglia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Barry Dillard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Blyth Dann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Boy George </text:p>
          </table:table-cell>
          <table:table-cell office:value-type="string" calcext:value-type="string">
            <text:p>BoyGeorge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Brian de Palma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Calvin Klei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Carey Lowell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Chris Noth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Chloe Sevigny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Claire Danes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David Bowie </text:p>
          </table:table-cell>
          <table:table-cell office:value-type="string" calcext:value-type="string">
            <text:p>DavidBowie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Debby Harry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Diane Von Furstenberg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Drew Barrymore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Ed Koch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Edie Falco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Edward Norton </text:p>
          </table:table-cell>
          <table:table-cell office:value-type="string" calcext:value-type="string">
            <text:p>EdwardNorton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Eric Lindros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Gisel Bundchen </text:p>
          </table:table-cell>
          <table:table-cell office:value-type="string" calcext:value-type="string">
            <text:p>GiselBundchen.jpe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Gwyneth Paltrow </text:p>
          </table:table-cell>
          <table:table-cell office:value-type="string" calcext:value-type="string">
            <text:p>GwynethPaltrow.jpe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F. Murray Abraham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Harvey Weinstei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Helena Christenso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Heidi Klum </text:p>
          </table:table-cell>
          <table:table-cell office:value-type="string" calcext:value-type="string">
            <text:p>HeidiKlum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Holly Hunt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Ian Schragg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Iggy Pop </text:p>
          </table:table-cell>
          <table:table-cell office:value-type="string" calcext:value-type="string">
            <text:p>IggyPop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Ima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Isaac Mizrahi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essica Lange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ohn Leguizamo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ulia Roberts </text:p>
          </table:table-cell>
          <table:table-cell office:value-type="string" calcext:value-type="string">
            <text:p>JuliaRoberts.jpe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ulianne Moore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ulian Schnabel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ustin Timberlake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Karl Lagerfeld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Kate Winslet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Katie Holmes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Kelly Ripa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Lauren Hutto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Linda Evanglista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Live Schreib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Liv Tyl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Macaulay Culki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Mathew Broderick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Matt Damo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Miranda Ker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Molly Ringwald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Natalie Portman </text:p>
          </table:table-cell>
          <table:table-cell office:value-type="string" calcext:value-type="string">
            <text:p>NataliePortman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Parker Posey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Phillip Seymour Hoffma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Richard Gere </text:p>
          </table:table-cell>
          <table:table-cell office:value-type="string" calcext:value-type="string">
            <text:p>RichardGere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Rufus Wainwright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am Shepard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arah Jessica Parker </text:p>
          </table:table-cell>
          <table:table-cell office:value-type="string" calcext:value-type="string">
            <text:p>SarahJessicaParker.jpe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andra Bernhard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eal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ofia Coppola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tephan Dorff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tone Phillips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usan Sarandon </text:p>
          </table:table-cell>
          <table:table-cell office:value-type="string" calcext:value-type="string">
            <text:p>SusanSarandon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Tim Robbins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Uma Thurma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Wes Anderso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Winona Ryd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Zac Posen </text:p>
          </table:table-cell>
          <table:table-cell/>
        </table:table-row>
      </table:table>
      <table:table table:name="Midtown" table:style-name="ta1">
        <table:table-column table:style-name="co6" table:default-cell-style-name="Default"/>
        <table:table-column table:style-name="co2" table:default-cell-style-name="Default"/>
        <table:table-row table:style-name="ro2">
          <table:table-cell table:style-name="ce1" office:value-type="string" calcext:value-type="string">
            <text:p>Al Pacino </text:p>
          </table:table-cell>
          <table:table-cell office:value-type="string" calcext:value-type="string">
            <text:p>AlPacino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Alan Alda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Angela Landsbury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Barbara Taylor Bradford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Beyonce Knowles </text:p>
          </table:table-cell>
          <table:table-cell office:value-type="string" calcext:value-type="string">
            <text:p>BeyonceKnowles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Brian Williams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Bruce Willis </text:p>
          </table:table-cell>
          <table:table-cell office:value-type="string" calcext:value-type="string">
            <text:p>BruceWillis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Candace Berge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Charlie Rose </text:p>
          </table:table-cell>
          <table:table-cell office:value-type="string" calcext:value-type="string">
            <text:p>CharlieRose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Christian Slat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Christopher Meloni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Clive Davis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Deepak Chopra </text:p>
          </table:table-cell>
          <table:table-cell office:value-type="string" calcext:value-type="string">
            <text:p>DeepakChopra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Diana Ross </text:p>
          </table:table-cell>
          <table:table-cell office:value-type="string" calcext:value-type="string">
            <text:p>DianaRoss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Dick Clark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Garry Trudeau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Gilbert Gottfried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Goldie Haw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Henry Kissing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ane Pauley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eremy Sisto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immy Buffet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ohn Loring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Josh Grobe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Kurt Russell </text:p>
          </table:table-cell>
          <table:table-cell office:value-type="string" calcext:value-type="string">
            <text:p>KurtRussell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Kim Cattrall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Lady Gaga </text:p>
          </table:table-cell>
          <table:table-cell office:value-type="string" calcext:value-type="string">
            <text:p>LadyGaga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Naomi Campbell </text:p>
          </table:table-cell>
          <table:table-cell office:value-type="string" calcext:value-type="string">
            <text:p>NaomiCampbell.jpe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Neil Simon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Meryl Streep </text:p>
          </table:table-cell>
          <table:table-cell office:value-type="string" calcext:value-type="string">
            <text:p>MerylStreep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Peter Beard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Ricky Martin </text:p>
          </table:table-cell>
          <table:table-cell office:value-type="string" calcext:value-type="string">
            <text:p>RickyMartin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Rosie O’Donnell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carlett Johansson </text:p>
          </table:table-cell>
          <table:table-cell office:value-type="string" calcext:value-type="string">
            <text:p>ScarlettJohansson.jp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ebastian Junger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Steven Sondheim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Whoopi Goldber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13:00:40.0811652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. Emanuel Pereyra</meta:initial-creator>
    <meta:creation-date>2015-08-27T11:05:07.521970672</meta:creation-date>
    <dc:date>2015-08-28T19:53:12.705427024</dc:date>
    <dc:creator>H. Emanuel Pereyra</dc:creator>
    <meta:editing-duration>PT7H26M48S</meta:editing-duration>
    <meta:editing-cycles>7</meta:editing-cycles>
    <meta:generator>LibreOffice/4.2.8.2$Linux_X86_64 LibreOffice_project/420m0$Build-2</meta:generator>
    <meta:document-statistic meta:table-count="5" meta:cell-count="274" meta:object-count="0"/>
  </office:meta>
</office:document-meta>
</file>